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F200000060468DBECCEB4879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officeooo:rsid="005460a5" officeooo:paragraph-rsid="00660825" fo:background-color="transparent" style:font-size-asian="7pt" style:font-weight-asian="normal" style:font-name-complex="Lucida Sans" style:font-size-complex="7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42866" style:font-size-asian="8pt" style:font-weight-asian="bold" style:font-name-complex="Lucida Sans" style:font-size-complex="8pt" style:font-weight-complex="bold"/>
    </style:style>
    <style:style style:name="P81" style:family="paragraph" style:parent-style-name="Frame_20_contents">
      <style:paragraph-properties fo:text-align="justify" style:justify-single-word="false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T78" style:family="text">
      <style:text-properties officeooo:rsid="00f34a5b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42866" style:font-size-asian="8pt" style:font-weight-asian="bold" style:font-name-complex="Lucida Sans" style:font-size-complex="8pt" style:font-weight-complex="bold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officeooo:rsid="005460a5" officeooo:paragraph-rsid="00660825" fo:background-color="transparent" style:font-size-asian="7pt" style:font-weight-asian="normal" style:font-name-complex="Lucida Sans" style:font-size-complex="7pt" style:font-weight-complex="normal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<text:s/>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draw:frame draw:style-name="Mfr3" draw:name="image: asimage(o.qr)" text:anchor-type="paragraph" svg:x="0.071cm" svg:y="0.233cm" svg:width="0.97cm" svg:height="0.97cm" draw:z-index="3"><draw:text-box><text:p text:style-name="MP66"/></draw:text-box></draw:frame><draw:frame draw:style-name="Mfr4" draw:name="Imagen1" text:anchor-type="paragraph" svg:x="2.72cm" svg:y="0.22cm" svg:width="3.177cm" svg:height="1.259cm" draw:z-index="1"><draw:image xlink:href="Pictures/10000200000000F200000060468DBECCEB48791A.png" xlink:type="simple" xlink:show="embed" xlink:actuate="onLoad" loext:mime-type="image/png"/></draw:frame><text:span text:style-name="MT66">CAE: </text:span><text:span text:style-name="MT66"><text:placeholder text:placeholder-type="text">&lt;o.afip_cae&gt;</text:placeholder></text:span></text:p>
              <text:p text:style-name="MP65"><text:span text:style-name="MT66">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7"/>
              <text:p text:style-name="MP67"><text:s text:c="44"/>Esta Administración Federal no se responsabiliza por los datos ingresados en el detalle de la operación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6-11T17:39:46.677559375</dc:date>
    <meta:editing-duration>P2DT8H6M14S</meta:editing-duration>
    <meta:editing-cycles>463</meta:editing-cycles>
    <meta:generator>LibreOffice/6.0.7.3$Linux_X86_64 LibreOffice_project/00m0$Build-3</meta:generator>
    <meta:document-statistic meta:table-count="7" meta:image-count="1" meta:object-count="0" meta:page-count="1" meta:paragraph-count="88" meta:word-count="442" meta:character-count="2603" meta:non-whitespace-character-count="2388"/>
  </office:meta>
</office:document-meta>
</file>